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ff3300" fo:border="0.06pt solid #000000"/>
      <style:text-properties style:text-position="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00ffff" fo:border="0.06pt solid #000000"/>
      <style:text-properties style:text-position=""/>
    </style:style>
    <style:style style:name="ce6" style:family="table-cell" style:parent-style-name="Default">
      <style:table-cell-properties fo:background-color="#ff0000" fo:border="0.06pt solid #000000"/>
      <style:text-properties style:text-position="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00" fo:border="0.06pt solid #000000"/>
      <style:text-properties style:text-position="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ccff66" style:cell-protect="none" style:print-content="true" fo:border="0.06pt solid #00000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3300" fo:border="0.06pt solid #000000"/>
    </style:style>
    <style:style style:name="ce13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00ffff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1" table:number-columns-repeated="1008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6:0" calcext:value-type="string" table:number-columns-spanned="1" table:number-rows-spanned="7">
            <text:p>56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53:0" calcext:value-type="string">
            <text:p>53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55:0" calcext:value-type="string">
            <text:p>5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53:11" calcext:value-type="string">
            <text:p>53:11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56:52" calcext:value-type="string">
            <text:p>56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64:22" calcext:value-type="string">
            <text:p>64:2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64:52" calcext:value-type="string">
            <text:p>64:5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63:22" calcext:value-type="string" table:number-columns-spanned="1" table:number-rows-spanned="7">
            <text:p>63: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63:56" calcext:value-type="string">
            <text:p>63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60:56" calcext:value-type="string">
            <text:p>60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61:56" calcext:value-type="string">
            <text:p>61:56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60:45" calcext:value-type="string">
            <text:p>60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59:15" calcext:value-type="string">
            <text:p>59:1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52:45" calcext:value-type="string">
            <text:p>52:4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52:40" calcext:value-type="string" table:number-columns-spanned="1" table:number-rows-spanned="7">
            <text:p>52: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49:5" calcext:value-type="string">
            <text:p>49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50:20" calcext:value-type="string">
            <text:p>50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49:20" calcext:value-type="string">
            <text:p>49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50:44" calcext:value-type="string">
            <text:p>50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42:44" calcext:value-type="string">
            <text:p>42:4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49:29" calcext:value-type="string">
            <text:p>49:2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52:4" calcext:value-type="string" table:number-columns-spanned="1" table:number-rows-spanned="7">
            <text:p>52: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57:54" calcext:value-type="string">
            <text:p>57:54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56:9" calcext:value-type="string">
            <text:p>56: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59:59" calcext:value-type="string">
            <text:p>59:59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57:35" calcext:value-type="string">
            <text:p>57:3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65:5" calcext:value-type="string">
            <text:p>65:5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57:20" calcext:value-type="string">
            <text:p>57:2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56:32" calcext:value-type="string">
            <text:p>56:32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56:32" calcext:value-type="string" table:number-columns-spanned="1" table:number-rows-spanned="7">
            <text:p>56: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45:32" calcext:value-type="string">
            <text:p>45:32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45:32" calcext:value-type="string">
            <text:p>45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36:32" calcext:value-type="string">
            <text:p>36:32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36:32" calcext:value-type="string">
            <text:p>36:3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7]-[.H37]&lt;0;([.H37]-[.F37]);([.H37]-[.F37])*-1)" office:value-type="float" office:value="7" calcext:value-type="float">
            <text:p>7</text:p>
          </table:table-cell>
          <table:table-cell table:style-name="ce3" table:formula="of:=IF([.G37]-[.I37]&lt;0;([.I37]-[.G37]);([.I37]-[.G37])*-1)" office:value-type="float" office:value="30" calcext:value-type="float">
            <text:p>3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7:30" calcext:value-type="string">
            <text:p>7:3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25:12" calcext:value-type="string" table:number-columns-spanned="1" table:number-rows-spanned="7">
            <text:p>25:12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25:12" calcext:value-type="string">
            <text:p>25:12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38]-[.H38]&lt;0;([.H38]-[.F38]);([.H38]-[.F38])*-1)" office:value-type="float" office:value="8" calcext:value-type="float">
            <text:p>8</text:p>
          </table:table-cell>
          <table:table-cell table:style-name="ce3" table:formula="of:=IF([.G38]-[.I38]&lt;0;([.I38]-[.G38]);([.I38]-[.G38])*-1)" office:value-type="float" office:value="30" calcext:value-type="float">
            <text:p>3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8:30" calcext:value-type="string">
            <text:p>8:3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17:0" calcext:value-type="string">
            <text:p>17:0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9:0" calcext:value-type="string">
            <text:p>9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IF([.F40]-[.H40]&lt;0;([.H40]-[.F40]);([.H40]-[.F40])*-1)" office:value-type="float" office:value="9" calcext:value-type="float">
            <text:p>9</text:p>
          </table:table-cell>
          <table:table-cell table:style-name="ce3" table:formula="of:=IF([.G40]-[.I40]&lt;0;([.I40]-[.G40]);([.I40]-[.G40])*-1)" office:value-type="float" office:value="12" calcext:value-type="float">
            <text:p>12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9:12" calcext:value-type="string">
            <text:p>9:12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9:0" calcext:value-type="string">
            <text:p>9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-0" calcext:value-type="float">
            <text:p>0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0:0" calcext:value-type="string">
            <text:p>0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-0" calcext:value-type="float">
            <text:p>0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0:0" calcext:value-type="string">
            <text:p>0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-0" calcext:value-type="float">
            <text:p>0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0:0" calcext:value-type="string">
            <text:p>0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4]-[.I44]&lt;0;([.I44]-[.G44]);([.I44]-[.G44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6]-[.I46]&lt;0;([.I46]-[.G46]);([.I46]-[.G46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6]-[.I86]&lt;0;([.I86]-[.G86]);([.I86]-[.G86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7]-[.I87]&lt;0;([.I87]-[.G87]);([.I87]-[.G87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8]-[.I88]&lt;0;([.I88]-[.G88]);([.I88]-[.G88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9]-[.I89]&lt;0;([.I89]-[.G89]);([.I89]-[.G89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864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8:12:43.815856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46M57S</meta:editing-duration>
    <meta:editing-cycles>19</meta:editing-cycles>
    <meta:generator>LibreOffice/5.0.6.3$Linux_X86_64 LibreOffice_project/00m0$Build-3</meta:generator>
    <dc:date>2016-07-23T18:13:21.447619218</dc:date>
    <meta:document-statistic meta:table-count="1" meta:cell-count="1336" meta:object-count="0"/>
  </office:meta>
</office:document-meta>
</file>